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a813d" officeooo:paragraph-rsid="001a813d"/>
    </style:style>
    <style:style style:name="P2" style:family="paragraph" style:parent-style-name="Preformatted_20_Text">
      <style:text-properties officeooo:rsid="001a813d" officeooo:paragraph-rsid="001a81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[ <text:s/>2.90333573e-02 <text:s text:c="2"/>1.96637958e-02 <text:s/>-9.69849716e-05 <text:s/>-1.94469336e-02</text:p>
      <text:p text:style-name="P1"><text:s text:c="3"/>-2.22664308e-02]</text:p>
      <text:p text:style-name="P1"><text:s/>[ <text:s/>3.18015665e-02 <text:s text:c="2"/>2.38180123e-02 <text:s text:c="2"/>2.81895697e-03 <text:s/>-2.01665740e-02</text:p>
      <text:p text:style-name="P1"><text:s text:c="3"/>-2.90941056e-02]</text:p>
      <text:p text:style-name="P1"><text:s/>[ <text:s/>2.91625112e-02 <text:s text:c="2"/>2.32135691e-02 <text:s text:c="2"/>3.78185837e-03 <text:s/>-2.02369615e-02</text:p>
      <text:p text:style-name="P1"><text:s text:c="3"/>-3.52985449e-02]</text:p>
      <text:p text:style-name="P1"><text:s/>[ <text:s/>2.71373112e-02 <text:s text:c="2"/>2.57537272e-02 <text:s text:c="2"/>1.29613476e-02 <text:s/>-1.13262637e-02</text:p>
      <text:p text:style-name="P1"><text:s text:c="3"/>-3.33628729e-02]</text:p>
      <text:p text:style-name="P1"><text:s/>[ <text:s/>2.00730357e-02 <text:s text:c="2"/>2.55810209e-02 <text:s text:c="2"/>1.74361654e-02 <text:s/>-4.86217160e-03</text:p>
      <text:p text:style-name="P1"><text:s text:c="3"/>-3.11604161e-02]] [[ 0.01945006 <text:s/>0.01057004 -0.00860893 -0.02751581 -0.02979354]</text:p>
      <text:p text:style-name="P1"><text:s/>[ 0.02181099 <text:s/>0.01454373 -0.00549195 -0.02797981 -0.0372882 ]</text:p>
      <text:p text:style-name="P1"><text:s/>[ 0.0199971 <text:s text:c="2"/>0.01462199 -0.00383201 -0.02751856 -0.04336389]</text:p>
      <text:p text:style-name="P1"><text:s/>[ 0.01881322 <text:s/>0.01813327 <text:s/>0.0060336 <text:s/>-0.0183137 <text:s/>-0.04209532]</text:p>
      <text:p text:style-name="P1"><text:s/>[ 0.01177798 <text:s/>0.01807525 <text:s/>0.01127578 -0.01182093 -0.04027702]] [[ 0.03353248 <text:s/>0.02409447 <text:s/>0.00394048 -0.01598899 -0.01937115]</text:p>
      <text:p text:style-name="P1"><text:s/>[ 0.03555846 <text:s/>0.02739635 <text:s/>0.00646398 -0.01702811 -0.02766653]</text:p>
      <text:p text:style-name="P1"><text:s/>[ 0.0331134 <text:s text:c="2"/>0.0273727 <text:s text:c="2"/>0.00818408 -0.01644787 -0.03379364]</text:p>
      <text:p text:style-name="P1"><text:s/>[ 0.03229109 <text:s/>0.03062095 <text:s/>0.01817872 -0.00775664 -0.03306169]</text:p>
      <text:p text:style-name="P1"><text:s/>[ 0.02544554 <text:s/>0.03100009 <text:s/>0.02325237 -0.0008746 <text:s/>-0.0313306 ]]</text:p>
      <text:p text:style-name="P1"/>
      <text:p text:style-name="P1">[[ 0.02780431 <text:s/>0.01001665 -0.00836241 -0.00732847 -0.00230457]</text:p>
      <text:p text:style-name="P1"><text:s/>[ 0.02797877 <text:s/>0.0122092 <text:s/>-0.00700794 -0.00776623 -0.00793218]</text:p>
      <text:p text:style-name="P1"><text:s/>[ 0.02445901 <text:s/>0.01254723 -0.00422004 -0.00710505 -0.01116618]</text:p>
      <text:p text:style-name="P1"><text:s/>[ 0.02258266 <text:s/>0.01479363 -0.00084088 -0.00751128 -0.01614205]</text:p>
      <text:p text:style-name="P1"><text:s/>[ 0.01637729 <text:s/>0.01523222 <text:s/>0.00179114 -0.00835051 -0.01735226]] [[ 0.02137655 <text:s/>0.00218932 -0.01705427 -0.01661031 -0.01177735]</text:p>
      <text:p text:style-name="P1"><text:s/>[ 0.02179799 <text:s/>0.00436103 -0.01609914 -0.0169831 <text:s/>-0.01769598]</text:p>
      <text:p text:style-name="P1"><text:s/>[ 0.01837656 <text:s/>0.00524949 -0.012153 <text:s text:c="2"/>-0.01537044 -0.0198297 ]</text:p>
      <text:p text:style-name="P1"><text:s/>[ 0.01710288 <text:s/>0.00830375 -0.00789318 -0.0143526 <text:s/>-0.02410613]</text:p>
      <text:p text:style-name="P1"><text:s/>[ 0.01185842 <text:s/>0.0096453 <text:s/>-0.00426851 -0.01474568 -0.02467946]] [[ 0.0282474 <text:s text:c="2"/>0.00843864 -0.01107525 -0.01030666 -0.0046385 ]</text:p>
      <text:p text:style-name="P1"><text:s/>[ 0.02799621 <text:s/>0.01020206 -0.01035863 -0.01128915 -0.01142966]</text:p>
      <text:p text:style-name="P1"><text:s/>[ 0.02500479 <text:s/>0.01103277 -0.00670018 -0.00997931 -0.01435893]</text:p>
      <text:p text:style-name="P1"><text:s/>[ 0.02375213 <text:s/>0.01449918 -0.00260868 -0.0096181 <text:s/>-0.01925269]</text:p>
      <text:p text:style-name="P1"><text:s/>[ 0.01842247 <text:s/>0.01541685 <text:s/>0.00084411 -0.0100082 <text:s/>-0.02044908]]</text:p>
      <text:p text:style-name="P1"/>
      <text:p text:style-name="P1"/>
      <text:p text:style-name="P1">[[ 0.00210935 -0.00200928 -0.00253439 <text:s/>0.00069071 <text:s/>0.00476209]</text:p>
      <text:p text:style-name="P1"><text:s/>[ 0.00119146 <text:s/>0.00056752 <text:s/>0.00105369 <text:s/>0.00347983 <text:s/>0.00743759]</text:p>
      <text:p text:style-name="P1"><text:s/>[ 0.00206949 <text:s/>0.00493151 <text:s/>0.00728107 <text:s/>0.00838819 <text:s/>0.0104941 ]</text:p>
      <text:p text:style-name="P1"><text:s/>[ 0.00555837 <text:s/>0.00948735 <text:s/>0.01187215 <text:s/>0.01177927 <text:s/>0.01162795]</text:p>
      <text:p text:style-name="P1"><text:s/>[ 0.00332058 <text:s/>0.00986214 <text:s/>0.01229361 <text:s/>0.01092565 <text:s/>0.00953127]] [[-0.00134922 -0.00544219 -0.00594505 -0.00205696 <text:s/>0.00232097]</text:p>
      <text:p text:style-name="P1"><text:s/>[-0.00251492 -0.00284504 -0.0024147 <text:s text:c="2"/>0.00060753 <text:s/>0.0046803 ]</text:p>
      <text:p text:style-name="P1"><text:s/>[-0.00114871 <text:s/>0.00156204 <text:s/>0.00408557 <text:s/>0.00547154 <text:s/>0.00810999]</text:p>
      <text:p text:style-name="P1"><text:s/>[ 0.00206748 <text:s/>0.00626225 <text:s/>0.00882343 <text:s/>0.00895858 <text:s/>0.00933748]</text:p>
      <text:p text:style-name="P1"><text:s/>[ 0.00017634 <text:s/>0.00650636 <text:s/>0.00938479 <text:s/>0.00850367 <text:s/>0.00729902]] [[ -1.16226869e-02 <text:s/>-1.61238052e-02 <text:s/>-1.65643282e-02 <text:s/>-1.31641962e-02</text:p>
      <text:p text:style-name="P1"><text:s text:c="3"/>-9.11024958e-03]</text:p>
      <text:p text:style-name="P1"><text:s/>[ -1.20687168e-02 <text:s/>-1.26608610e-02 <text:s/>-1.24208694e-02 <text:s/>-9.86844208e-03</text:p>
      <text:p text:style-name="P1"><text:s text:c="3"/>-6.19185297e-03]</text:p>
      <text:p text:style-name="P1"><text:s/>[ -1.02215912e-02 <text:s/>-7.58151663e-03 <text:s/>-5.28169423e-03 <text:s/>-4.37969621e-03</text:p>
      <text:p text:style-name="P1"><text:s text:c="3"/>-2.32342468e-03]</text:p>
      <text:p text:style-name="P1"><text:s/>[ -6.19387859e-03 <text:s/>-2.24071066e-03 <text:s text:c="2"/>2.74808670e-04 <text:s/>-1.35431241e-04</text:p>
      <text:p text:style-name="P1"><text:s text:c="3"/>-5.64761402e-04]</text:p>
      <text:p text:style-name="P1"><text:s/>[ -7.71014066e-03 <text:s/>-1.53149362e-03 <text:s text:c="2"/>1.20257877e-03 <text:s/>-9.20045059e-05</text:p>
      <text:p text:style-name="P1"><text:s text:c="3"/>-1.85838167e-03]]</text:p>
      <text:p text:style-name="P1"/>
      <text:p text:style-name="P1"/>
      <text:p text:style-name="P1"><text:soft-page-break/>[[ 0.01256009 <text:s/>0.01098569 <text:s/>0.01182684 <text:s/>0.01241351 <text:s/>0.012879 <text:s/>]</text:p>
      <text:p text:style-name="P1"><text:s/>[ 0.01345925 <text:s/>0.01134396 <text:s/>0.01109319 <text:s/>0.01182414 <text:s/>0.01107474]</text:p>
      <text:p text:style-name="P1"><text:s/>[ 0.00648851 <text:s/>0.00536122 <text:s/>0.00779703 <text:s/>0.0084511 <text:s text:c="2"/>0.00536238]</text:p>
      <text:p text:style-name="P1"><text:s/>[-0.00164325 -0.00129787 <text:s/>0.00305826 <text:s/>0.0017176 <text:s/>-0.0034532 ]</text:p>
      <text:p text:style-name="P1"><text:s/>[-0.00398539 -0.00266159 -0.00061804 -0.00376014 -0.0086163 ]] [[ 0.01072502 <text:s/>0.00874133 <text:s/>0.00910014 <text:s/>0.00952474 <text:s/>0.01092135]</text:p>
      <text:p text:style-name="P1"><text:s/>[ 0.01130116 <text:s/>0.00897337 <text:s/>0.00816558 <text:s/>0.00906108 <text:s/>0.00941631]</text:p>
      <text:p text:style-name="P1"><text:s/>[ 0.00426279 <text:s/>0.00294521 <text:s/>0.00500501 <text:s/>0.00580202 <text:s/>0.00360218]</text:p>
      <text:p text:style-name="P1"><text:s/>[-0.00344872 -0.00319634 <text:s/>0.00058971 -0.0008037 <text:s/>-0.00490313]</text:p>
      <text:p text:style-name="P1"><text:s/>[-0.00558283 -0.00414695 -0.00235174 -0.00580234 -0.00931243]] [[ 0.0004737 <text:s/>-0.00147045 -0.00087759 -0.00010444 <text:s/>0.00230038]</text:p>
      <text:p text:style-name="P1"><text:s/>[ 0.00190501 -0.00058069 -0.00101585 -0.00021666 <text:s/>0.00085402]</text:p>
      <text:p text:style-name="P1"><text:s/>[-0.00457334 -0.00586307 -0.00382511 -0.00294138 -0.00448659]</text:p>
      <text:p text:style-name="P1"><text:s/>[-0.01172705 -0.01141789 -0.00754383 -0.0090942 <text:s/>-0.01217834]</text:p>
      <text:p text:style-name="P1"><text:s/>[-0.01279357 -0.01119653 -0.0095643 <text:s/>-0.01293164 -0.01589302]]</text:p>
      <text:p text:style-name="P1"/>
      <text:p text:style-name="P1"/>
      <text:p text:style-name="P1">[[ 0.00135792 -0.00422812 -0.00963316 -0.00524573 <text:s/>0.00135907]</text:p>
      <text:p text:style-name="P1"><text:s/>[ 0.00146446 -0.00443423 -0.01051097 -0.00628272 <text:s/>0.00024255]</text:p>
      <text:p text:style-name="P1"><text:s/>[ 0.00188922 -0.00429613 -0.01118219 -0.00895426 -0.00333853]</text:p>
      <text:p text:style-name="P1"><text:s/>[ 0.00360994 -0.00121765 -0.00796879 -0.00802078 -0.00325511]</text:p>
      <text:p text:style-name="P1"><text:s/>[ 0.00640775 <text:s/>0.00130181 -0.00565825 -0.00605936 -0.00126798]] [[ 0.00390898 -0.0012346 <text:s/>-0.00671774 -0.0021371 <text:s text:c="2"/>0.00471056]</text:p>
      <text:p text:style-name="P1"><text:s/>[ 0.0037362 <text:s/>-0.00170275 -0.00760644 -0.00353107 <text:s/>0.00355598]</text:p>
      <text:p text:style-name="P1"><text:s/>[ 0.00330376 -0.00206358 -0.00858869 -0.00593106 -0.00026051]</text:p>
      <text:p text:style-name="P1"><text:s/>[ 0.00504183 <text:s/>0.00089727 -0.00515371 -0.00529766 -0.00014638]</text:p>
      <text:p text:style-name="P1"><text:s/>[ 0.00763463 <text:s/>0.00333518 -0.00276538 -0.00312701 <text:s/>0.00207139]] [[ 0.01496965 <text:s/>0.00964848 <text:s/>0.00406943 <text:s/>0.0077918 <text:s text:c="2"/>0.01356831]</text:p>
      <text:p text:style-name="P1"><text:s/>[ 0.01464584 <text:s/>0.00898921 <text:s/>0.00316788 <text:s/>0.00647824 <text:s/>0.01260391]</text:p>
      <text:p text:style-name="P1"><text:s/>[ 0.01398178 <text:s/>0.0084583 <text:s text:c="2"/>0.00190637 <text:s/>0.00339633 <text:s/>0.00875051]</text:p>
      <text:p text:style-name="P1"><text:s/>[ 0.01556184 <text:s/>0.01096934 <text:s/>0.00453746 <text:s/>0.00395756 <text:s/>0.00858143]</text:p>
      <text:p text:style-name="P1"><text:s/>[ 0.01702572 <text:s/>0.01261377 <text:s/>0.00612346 <text:s/>0.0055932 <text:s text:c="2"/>0.01018364]]</text:p>
      <text:p text:style-name="P1"/>
      <text:p text:style-name="P1"/>
      <text:p text:style-name="P1">[[ 0.01145514 <text:s/>0.01032463 <text:s/>0.0035691 <text:s/>-0.00932609 -0.01794243]</text:p>
      <text:p text:style-name="P1"><text:s/>[ 0.00705019 <text:s/>0.00767775 <text:s/>0.00321612 -0.00735907 -0.01641908]</text:p>
      <text:p text:style-name="P1"><text:s/>[ 0.00371531 <text:s/>0.00498888 <text:s/>0.00299857 -0.00335104 -0.01238886]</text:p>
      <text:p text:style-name="P1"><text:s/>[-0.00337217 -0.0009642 <text:s/>-0.00015714 -0.00166937 -0.00855794]</text:p>
      <text:p text:style-name="P1"><text:s/>[-0.01319421 -0.0094187 <text:s/>-0.00417954 -0.00171376 -0.00521127]] [[ 0.00445478 <text:s/>0.00318975 -0.0029232 <text:s/>-0.01533236 -0.0233736 ]</text:p>
      <text:p text:style-name="P1"><text:s/>[-0.00056907 <text:s/>0.00066027 -0.00318047 -0.01297881 -0.02146583]</text:p>
      <text:p text:style-name="P1"><text:s/>[-0.0036697 <text:s/>-0.00162659 -0.00326402 -0.00846848 -0.0171343 ]</text:p>
      <text:p text:style-name="P1"><text:s/>[-0.01102899 -0.007557 <text:s text:c="2"/>-0.00593334 -0.00620474 -0.01327199]</text:p>
      <text:p text:style-name="P1"><text:s/>[-0.0196008 <text:s/>-0.01463375 -0.00849108 -0.00480275 -0.00855532]] [[ 0.0283799 <text:s text:c="2"/>0.02649986 <text:s/>0.01948611 <text:s/>0.00650659 -0.00338096]</text:p>
      <text:p text:style-name="P1"><text:s/>[ 0.0245253 <text:s text:c="2"/>0.02480134 <text:s/>0.02031408 <text:s/>0.00959912 -0.00065337]</text:p>
      <text:p text:style-name="P1"><text:s/>[ 0.02173138 <text:s/>0.02339284 <text:s/>0.02107601 <text:s/>0.01506662 <text:s/>0.00431887]</text:p>
      <text:p text:style-name="P1"><text:s/>[ 0.01499865 <text:s/>0.01811098 <text:s/>0.01867339 <text:s/>0.01711656 <text:s/>0.00855299]</text:p>
      <text:p text:style-name="P1"><text:s/>[ 0.00622795 <text:s/>0.01086211 <text:s/>0.01631181 <text:s/>0.01883536 <text:s/>0.01338535]]</text:p>
      <text:p text:style-name="P1"/>
      <text:p text:style-name="P1"/>
      <text:p text:style-name="P1">[[ 0.00135782 <text:s/>0.00844528 <text:s/>0.01526256 <text:s/>0.01474276 <text:s/>0.01311946]</text:p>
      <text:p text:style-name="P1"><text:s/>[-0.00837118 -0.00027997 <text:s/>0.00659302 <text:s/>0.00995947 <text:s/>0.01214861]</text:p>
      <text:p text:style-name="P1"><text:s/>[-0.01485797 -0.00956034 -0.00490171 <text:s/>0.00229098 <text:s/>0.00895603]</text:p>
      <text:p text:style-name="P1"><text:s/>[-0.01239743 -0.01063381 -0.00909681 -0.00249362 <text:s/>0.00624502]</text:p>
      <text:p text:style-name="P1"><text:s/>[-0.00820964 -0.00689619 -0.00564023 -0.0039124 <text:s text:c="2"/>0.0019067 ]] [[-0.00017413 <text:s/>0.00654078 <text:s/>0.01307909 <text:s/>0.01296788 <text:s/>0.01086066]</text:p>
      <text:p text:style-name="P1"><text:s/>[-0.01091196 -0.00336434 <text:s/>0.00343575 <text:s/>0.00678262 <text:s/>0.00870501]</text:p>
      <text:p text:style-name="P1"><text:s/>[-0.01824216 -0.01328224 -0.00890878 -0.00170402 <text:s/>0.0044279 ]</text:p>
      <text:p text:style-name="P1"><text:soft-page-break/><text:s/>[-0.01660863 -0.01548215 -0.01442184 -0.00786806 <text:s/>0.00088815]</text:p>
      <text:p text:style-name="P1"><text:s/>[-0.01267888 -0.0123975 <text:s/>-0.01130752 -0.00945863 -0.00378899]] [[ <text:s/>9.73724673e-05 <text:s text:c="2"/>7.20828073e-03 <text:s text:c="2"/>1.49064632e-02 <text:s text:c="2"/>1.52161354e-02</text:p>
      <text:p text:style-name="P1"><text:s text:c="4"/>1.43327825e-02]</text:p>
      <text:p text:style-name="P1"><text:s/>[ -1.11520011e-02 <text:s/>-2.83699040e-03 <text:s text:c="2"/>5.11149270e-03 <text:s text:c="2"/>9.05327778e-03</text:p>
      <text:p text:style-name="P1"><text:s text:c="4"/>1.20712137e-02]</text:p>
      <text:p text:style-name="P1"><text:s/>[ -1.92608088e-02 <text:s/>-1.36363050e-02 <text:s/>-7.78457336e-03 <text:s text:c="2"/>2.72181060e-04</text:p>
      <text:p text:style-name="P1"><text:s text:c="4"/>7.66616082e-03]</text:p>
      <text:p text:style-name="P1"><text:s/>[ -1.73771363e-02 <text:s/>-1.58111323e-02 <text:s/>-1.32944426e-02 <text:s/>-5.77495620e-03</text:p>
      <text:p text:style-name="P1"><text:s text:c="4"/>4.10012808e-03]</text:p>
      <text:p text:style-name="P1"><text:s/>[ -1.37431370e-02 <text:s/>-1.30323470e-02 <text:s/>-1.10106152e-02 <text:s/>-7.86089711e-03</text:p>
      <text:p text:style-name="P1"><text:s text:c="3"/>-5.83460089e-04]]</text:p>
      <text:p text:style-name="P1"/>
      <text:p text:style-name="P1"/>
      <text:p text:style-name="P1">[[-0.00477515 -0.00261245 <text:s/>0.00109055 <text:s/>0.0039824 <text:s text:c="2"/>0.00746056]</text:p>
      <text:p text:style-name="P1"><text:s/>[-0.0068699 <text:s/>-0.00509547 -0.00129345 <text:s/>0.00280938 <text:s/>0.00872209]</text:p>
      <text:p text:style-name="P1"><text:s/>[-0.00681975 -0.00458908 -0.00066753 <text:s/>0.00446283 <text:s/>0.01086118]</text:p>
      <text:p text:style-name="P1"><text:s/>[-0.00482929 -0.00406482 -0.00081177 <text:s/>0.00337625 <text:s/>0.00875769]</text:p>
      <text:p text:style-name="P1"><text:s/>[-0.00386584 -0.00378437 -0.00097189 <text:s/>0.00178816 <text:s/>0.00444337]] [[ -2.51557422e-03 <text:s/>-1.53685047e-03 <text:s text:c="2"/>1.65048346e-03 <text:s text:c="2"/>3.72399762e-03</text:p>
      <text:p text:style-name="P1"><text:s text:c="4"/>6.89342944e-03]</text:p>
      <text:p text:style-name="P1"><text:s/>[ -5.62975882e-03 <text:s/>-4.78748232e-03 <text:s/>-1.59845361e-03 <text:s text:c="2"/>1.91355462e-03</text:p>
      <text:p text:style-name="P1"><text:s text:c="4"/>7.58287217e-03]</text:p>
      <text:p text:style-name="P1"><text:s/>[ -6.32449845e-03 <text:s/>-4.88238735e-03 <text:s/>-1.91676186e-03 <text:s text:c="2"/>2.71365838e-03</text:p>
      <text:p text:style-name="P1"><text:s text:c="4"/>8.70318338e-03]</text:p>
      <text:p text:style-name="P1"><text:s/>[ -5.16014500e-03 <text:s/>-5.18160732e-03 <text:s/>-2.69712671e-03 <text:s text:c="2"/>9.54250921e-04</text:p>
      <text:p text:style-name="P1"><text:s text:c="4"/>5.71047794e-03]</text:p>
      <text:p text:style-name="P1"><text:s/>[ -3.89344618e-03 <text:s/>-4.93507506e-03 <text:s/>-2.96340301e-03 <text:s/>-9.50280591e-05</text:p>
      <text:p text:style-name="P1"><text:s text:c="4"/>1.55843096e-03]] [[-0.00839288 -0.00726808 -0.00389935 -0.00101232 <text:s/>0.00284515]</text:p>
      <text:p text:style-name="P1"><text:s/>[-0.01148752 -0.01053062 -0.00711658 -0.00310798 <text:s/>0.0033531 ]</text:p>
      <text:p text:style-name="P1"><text:s/>[-0.0122088 <text:s/>-0.01085436 -0.00732161 -0.00197804 <text:s/>0.00474596]</text:p>
      <text:p text:style-name="P1"><text:s/>[-0.01067141 -0.01101827 -0.00831869 -0.0036893 <text:s text:c="2"/>0.0020606 ]</text:p>
      <text:p text:style-name="P1"><text:s/>[-0.008408 <text:s text:c="2"/>-0.00967001 -0.00775961 -0.00424051 -0.00139569]]</text:p>
      <text:p text:style-name="P1"/>
      <text:p text:style-name="P1"/>
      <text:p text:style-name="P1">[[ <text:s/>1.54658845e-02 <text:s text:c="2"/>7.05475640e-03 <text:s/>-2.84684985e-03 <text:s/>-6.33830624e-03</text:p>
      <text:p text:style-name="P1"><text:s text:c="3"/>-3.27795185e-03]</text:p>
      <text:p text:style-name="P1"><text:s/>[ <text:s/>1.51609667e-02 <text:s text:c="2"/>7.82017224e-03 <text:s/>-1.51766138e-03 <text:s/>-5.08971233e-03</text:p>
      <text:p text:style-name="P1"><text:s text:c="3"/>-4.55883797e-03]</text:p>
      <text:p text:style-name="P1"><text:s/>[ <text:s/>1.27418572e-02 <text:s text:c="2"/>7.39662256e-03 <text:s/>-9.80250843e-05 <text:s/>-3.77665833e-03</text:p>
      <text:p text:style-name="P1"><text:s text:c="3"/>-5.39347809e-03]</text:p>
      <text:p text:style-name="P1"><text:s/>[ <text:s/>1.36483395e-02 <text:s text:c="2"/>1.00314198e-02 <text:s text:c="2"/>3.18009476e-03 <text:s/>-2.87061254e-03</text:p>
      <text:p text:style-name="P1"><text:s text:c="3"/>-6.97803777e-03]</text:p>
      <text:p text:style-name="P1"><text:s/>[ <text:s/>1.17805870e-02 <text:s text:c="2"/>1.07015893e-02 <text:s text:c="2"/>4.28728526e-03 <text:s/>-4.17965464e-03</text:p>
      <text:p text:style-name="P1"><text:s text:c="3"/>-9.86509211e-03]] [[ 0.0141435 <text:s text:c="2"/>0.00543466 -0.00453283 -0.0075057 <text:s/>-0.00486257]</text:p>
      <text:p text:style-name="P1"><text:s/>[ 0.01329176 <text:s/>0.00595922 -0.00331098 -0.00678659 -0.00651025]</text:p>
      <text:p text:style-name="P1"><text:s/>[ 0.01046706 <text:s/>0.00504507 -0.00195387 -0.00565461 -0.00763494]</text:p>
      <text:p text:style-name="P1"><text:s/>[ 0.0112483 <text:s text:c="2"/>0.0075422 <text:s text:c="2"/>0.00085328 -0.0049294 <text:s/>-0.00979503]</text:p>
      <text:p text:style-name="P1"><text:s/>[ 0.00969163 <text:s/>0.00831322 <text:s/>0.00206548 -0.00650372 -0.01252012]] [[ 0.01095406 <text:s/>0.00203359 -0.00762391 -0.01058128 -0.0076213 ]</text:p>
      <text:p text:style-name="P1"><text:s/>[ 0.00991964 <text:s/>0.00241523 -0.00659491 -0.0101588 <text:s/>-0.00940463]</text:p>
      <text:p text:style-name="P1"><text:s/>[ 0.00686831 <text:s/>0.0011085 <text:s/>-0.00560275 -0.00896922 -0.01080396]</text:p>
      <text:p text:style-name="P1"><text:s/>[ 0.00771055 <text:s/>0.00417167 -0.00269508 -0.0083606 <text:s/>-0.01285705]</text:p>
      <text:p text:style-name="P1"><text:s/>[ 0.00671328 <text:s/>0.00552248 -0.00076208 -0.00914311 -0.01509424]]</text:p>
      <text:p text:style-name="P1"/>
      <text:p text:style-name="P1"/>
      <text:p text:style-name="P1">[[-0.01616126 -0.02617368 -0.03018406 -0.01798596 -0.00835658]</text:p>
      <text:p text:style-name="P1"><text:s/>[-0.0234945 <text:s/>-0.03220645 -0.03272728 -0.01634126 -0.00723942]</text:p>
      <text:p text:style-name="P1"><text:s/>[-0.0211645 <text:s/>-0.017636 <text:s text:c="2"/>-0.01049206 <text:s/>0.00014007 <text:s/>0.00249109]</text:p>
      <text:p text:style-name="P1"><text:soft-page-break/><text:s/>[-0.00507166 <text:s/>0.00773017 <text:s/>0.01974501 <text:s/>0.02258984 <text:s/>0.02096171]</text:p>
      <text:p text:style-name="P1"><text:s/>[ 0.00946751 <text:s/>0.02768757 <text:s/>0.04150449 <text:s/>0.03980178 <text:s/>0.03448025]] [[-0.02199269 -0.03382596 -0.03664428 -0.02139314 -0.00827209]</text:p>
      <text:p text:style-name="P1"><text:s/>[-0.02746731 -0.0377351 <text:s/>-0.03664492 -0.01588958 -0.00281401]</text:p>
      <text:p text:style-name="P1"><text:s/>[-0.02354234 -0.02102628 -0.01092609 <text:s/>0.00357072 <text:s/>0.01001695]</text:p>
      <text:p text:style-name="P1"><text:s/>[-0.00388041 <text:s/>0.00950377 <text:s/>0.02532576 <text:s/>0.03217468 <text:s/>0.0331286 ]</text:p>
      <text:p text:style-name="P1"><text:s/>[ 0.01402254 <text:s/>0.03332981 <text:s/>0.04991812 <text:s/>0.05116571 <text:s/>0.04731516]] [[-0.02789269 -0.03852095 -0.03810799 -0.02023085 -0.00504212]</text:p>
      <text:p text:style-name="P1"><text:s/>[-0.03332417 -0.04260374 -0.0375163 <text:s/>-0.01471234 <text:s/>0.0001553 ]</text:p>
      <text:p text:style-name="P1"><text:s/>[-0.02827567 -0.02459526 -0.01192563 <text:s/>0.00432077 <text:s/>0.01211313]</text:p>
      <text:p text:style-name="P1"><text:s/>[-0.008729 <text:s text:c="3"/>0.00583636 <text:s/>0.02363002 <text:s/>0.03175028 <text:s/>0.03396631]</text:p>
      <text:p text:style-name="P1"><text:s/>[ 0.00876244 <text:s/>0.02914605 <text:s/>0.04796568 <text:s/>0.04993521 <text:s/>0.0466981 ]]</text:p>
      <text:p text:style-name="P1"/>
      <text:p text:style-name="P1"/>
      <text:p text:style-name="P1">[[ 0.01532438 <text:s/>0.01713514 <text:s/>0.02359189 <text:s/>0.02739288 <text:s/>0.02617095]</text:p>
      <text:p text:style-name="P1"><text:s/>[ 0.0293849 <text:s text:c="2"/>0.02545862 <text:s/>0.02652647 <text:s/>0.03117528 <text:s/>0.03176329]</text:p>
      <text:p text:style-name="P1"><text:s/>[ 0.02555926 <text:s/>0.02076397 <text:s/>0.02269947 <text:s/>0.0243098 <text:s text:c="2"/>0.02667918]</text:p>
      <text:p text:style-name="P1"><text:s/>[ 0.01716633 <text:s/>0.01347771 <text:s/>0.0163604 <text:s text:c="2"/>0.01996608 <text:s/>0.02036973]</text:p>
      <text:p text:style-name="P1"><text:s/>[ 0.00543078 <text:s/>0.00773608 <text:s/>0.01470097 <text:s/>0.0178111 <text:s text:c="2"/>0.01726138]] [[ 0.00628764 <text:s/>0.00825379 <text:s/>0.01478686 <text:s/>0.01891556 <text:s/>0.01837839]</text:p>
      <text:p text:style-name="P1"><text:s/>[ 0.01985651 <text:s/>0.01609046 <text:s/>0.01712738 <text:s/>0.02238327 <text:s/>0.02334671]</text:p>
      <text:p text:style-name="P1"><text:s/>[ 0.0168408 <text:s text:c="2"/>0.01196417 <text:s/>0.01395978 <text:s/>0.01608832 <text:s/>0.01875307]</text:p>
      <text:p text:style-name="P1"><text:s/>[ 0.00885752 <text:s/>0.00511967 <text:s/>0.008209 <text:s text:c="3"/>0.0121044 <text:s text:c="2"/>0.01268359]</text:p>
      <text:p text:style-name="P1"><text:s/>[-0.00183526 <text:s/>0.00045471 <text:s/>0.00743231 <text:s/>0.01016238 <text:s/>0.00991044]] [[-0.01419069 -0.01279897 -0.00630681 -0.00262725 -0.003113 <text:s/>]</text:p>
      <text:p text:style-name="P1"><text:s/>[ 0.00067445 -0.00352613 -0.00275443 <text:s/>0.00200915 <text:s/>0.00274506]</text:p>
      <text:p text:style-name="P1"><text:s/>[-0.00211541 -0.00749794 -0.00550659 -0.00368709 -0.00108349]</text:p>
      <text:p text:style-name="P1"><text:s/>[-0.00906432 -0.01323032 -0.01028133 -0.00670621 -0.00622945]</text:p>
      <text:p text:style-name="P1"><text:s/>[-0.01963992 -0.01742155 -0.0105195 <text:s/>-0.00777154 -0.00791232]]</text:p>
      <text:p text:style-name="P1"/>
      <text:p text:style-name="P1"/>
      <text:p text:style-name="P1">[[ 0.00750471 <text:s/>0.00362399 <text:s/>0.0053592 <text:s text:c="2"/>0.00793132 <text:s/>0.00597877]</text:p>
      <text:p text:style-name="P1"><text:s/>[ 0.01187774 <text:s/>0.00411222 <text:s/>0.00309594 <text:s/>0.00727031 <text:s/>0.00595281]</text:p>
      <text:p text:style-name="P1"><text:s/>[ 0.00978962 <text:s/>0.00334248 <text:s/>0.00387026 <text:s/>0.00752391 <text:s/>0.00655681]</text:p>
      <text:p text:style-name="P1"><text:s/>[ 0.00265023 -0.00054603 <text:s/>0.00330751 <text:s/>0.00772146 <text:s/>0.00535941]</text:p>
      <text:p text:style-name="P1"><text:s/>[-0.00612352 -0.00705859 -0.00066636 <text:s/>0.00359644 <text:s/>0.001787 <text:s/>]] [[ 0.00857088 <text:s/>0.00623804 <text:s/>0.00877544 <text:s/>0.01215363 <text:s/>0.01016763]</text:p>
      <text:p text:style-name="P1"><text:s/>[ 0.01290009 <text:s/>0.00623813 <text:s/>0.00615685 <text:s/>0.01115418 <text:s/>0.00981438]</text:p>
      <text:p text:style-name="P1"><text:s/>[ 0.01029385 <text:s/>0.00516207 <text:s/>0.00671896 <text:s/>0.0107994 <text:s text:c="2"/>0.0102466 ]</text:p>
      <text:p text:style-name="P1"><text:s/>[ 0.00226095 <text:s/>0.00043484 <text:s/>0.00555508 <text:s/>0.01039943 <text:s/>0.00812411]</text:p>
      <text:p text:style-name="P1"><text:s/>[-0.00627787 -0.00634423 <text:s/>0.0010257 <text:s text:c="2"/>0.00632714 <text:s/>0.00450215]] [[ 0.01473713 <text:s/>0.01151151 <text:s/>0.01407637 <text:s/>0.0170301 <text:s text:c="2"/>0.0140591 ]</text:p>
      <text:p text:style-name="P1"><text:s/>[ 0.01901689 <text:s/>0.01209125 <text:s/>0.01171369 <text:s/>0.01620007 <text:s/>0.01395105]</text:p>
      <text:p text:style-name="P1"><text:s/>[ 0.0166734 <text:s text:c="2"/>0.01119347 <text:s/>0.0123208 <text:s text:c="2"/>0.01585816 <text:s/>0.01467071]</text:p>
      <text:p text:style-name="P1"><text:s/>[ 0.00939999 <text:s/>0.00706933 <text:s/>0.01146096 <text:s/>0.01619902 <text:s/>0.01312123]</text:p>
      <text:p text:style-name="P1"><text:s/>[ 0.0015808 <text:s text:c="2"/>0.00143188 <text:s/>0.00817639 <text:s/>0.0131981 <text:s text:c="2"/>0.01058037]]</text:p>
      <text:p text:style-name="P1"/>
      <text:p text:style-name="P1"/>
      <text:p text:style-name="P1">[[ -1.71434216e-03 <text:s text:c="2"/>3.71171767e-03 <text:s text:c="2"/>9.64993797e-03 <text:s text:c="2"/>1.34310368e-02</text:p>
      <text:p text:style-name="P1"><text:s text:c="4"/>1.42147765e-02]</text:p>
      <text:p text:style-name="P1"><text:s/>[ -3.55592370e-03 <text:s text:c="2"/>4.74042317e-04 <text:s text:c="2"/>7.99812563e-03 <text:s text:c="2"/>1.38899684e-02</text:p>
      <text:p text:style-name="P1"><text:s text:c="4"/>1.65972505e-02]</text:p>
      <text:p text:style-name="P1"><text:s/>[ -6.67699799e-03 <text:s/>-5.31849964e-03 <text:s/>-9.64360588e-05 <text:s text:c="2"/>7.02061085e-03</text:p>
      <text:p text:style-name="P1"><text:s text:c="4"/>1.28180264e-02]</text:p>
      <text:p text:style-name="P1"><text:s/>[ -6.89215539e-03 <text:s/>-1.02499789e-02 <text:s/>-8.13198090e-03 <text:s/>-2.53210566e-03</text:p>
      <text:p text:style-name="P1"><text:s text:c="4"/>4.26817453e-03]</text:p>
      <text:p text:style-name="P1"><text:s/>[ <text:s/>1.22596824e-03 <text:s/>-3.01127625e-03 <text:s/>-3.21217440e-03 <text:s text:c="2"/>4.23251877e-05</text:p>
      <text:p text:style-name="P1"><text:s text:c="4"/>3.24306171e-03]] [[-0.00580564 -0.00106829 <text:s/>0.0043307 <text:s text:c="2"/>0.00767631 <text:s/>0.00836459]</text:p>
      <text:p text:style-name="P1"><text:s/>[-0.00859497 -0.00506271 <text:s/>0.00177703 <text:s/>0.00744288 <text:s/>0.0097644 ]</text:p>
      <text:p text:style-name="P1"><text:soft-page-break/><text:s/>[-0.0123966 <text:s/>-0.01159903 -0.00646371 -0.00011851 <text:s/>0.00522655]</text:p>
      <text:p text:style-name="P1"><text:s/>[-0.01345009 -0.01701176 -0.01554019 -0.01015174 -0.00398895]</text:p>
      <text:p text:style-name="P1"><text:s/>[-0.00638522 -0.0106855 <text:s/>-0.01141682 -0.008451 <text:s text:c="2"/>-0.00564565]] [[-0.00863275 -0.00335142 <text:s/>0.00308304 <text:s/>0.00710047 <text:s/>0.00879121]</text:p>
      <text:p text:style-name="P1"><text:s/>[-0.01166966 -0.00760427 <text:s/>0.00020107 <text:s/>0.00657683 <text:s/>0.00985799]</text:p>
      <text:p text:style-name="P1"><text:s/>[-0.01639099 -0.01493857 -0.00893268 -0.00166949 <text:s/>0.00512375]</text:p>
      <text:p text:style-name="P1"><text:s/>[-0.01692639 -0.02062413 -0.01808659 -0.01203546 -0.00427424]</text:p>
      <text:p text:style-name="P1"><text:s/>[-0.0097593 <text:s/>-0.0145191 <text:s/>-0.01419258 -0.0102989 <text:s/>-0.00596106]]</text:p>
      <text:p text:style-name="P1"/>
      <text:p text:style-name="P1"/>
      <text:p text:style-name="P1">[[-0.02399342 -0.01592591 -0.00557318 <text:s/>0.00499754 <text:s/>0.00066243]</text:p>
      <text:p text:style-name="P1"><text:s/>[-0.00504051 -0.00069154 <text:s/>0.00359162 <text:s/>0.01237521 <text:s/>0.00899376]</text:p>
      <text:p text:style-name="P1"><text:s/>[ 0.01277654 <text:s/>0.00998241 <text:s/>0.01186832 <text:s/>0.01959499 <text:s/>0.01943916]</text:p>
      <text:p text:style-name="P1"><text:s/>[ 0.0199709 <text:s text:c="2"/>0.01469487 <text:s/>0.01334174 <text:s/>0.02045069 <text:s/>0.02122992]</text:p>
      <text:p text:style-name="P1"><text:s/>[ 0.01316737 <text:s/>0.01008061 <text:s/>0.01112532 <text:s/>0.01592398 <text:s/>0.01475897]] [[-0.02077795 -0.01248231 -0.00256589 <text:s/>0.00654883 <text:s/>0.00142732]</text:p>
      <text:p text:style-name="P1"><text:s/>[-0.00234128 <text:s/>0.00195116 <text:s/>0.00637645 <text:s/>0.01382413 <text:s/>0.00991778]</text:p>
      <text:p text:style-name="P1"><text:s/>[ 0.01347001 <text:s/>0.01066046 <text:s/>0.01268923 <text:s/>0.02022484 <text:s/>0.02039561]</text:p>
      <text:p text:style-name="P1"><text:s/>[ 0.01856716 <text:s/>0.01355553 <text:s/>0.01260757 <text:s/>0.01982375 <text:s/>0.02182042]</text:p>
      <text:p text:style-name="P1"><text:s/>[ 0.0094038 <text:s text:c="2"/>0.00656297 <text:s/>0.0081685 <text:s text:c="2"/>0.01378946 <text:s/>0.01413668]] [[-0.01197415 -0.00355522 <text:s/>0.00703197 <text:s/>0.01610196 <text:s/>0.01060271]</text:p>
      <text:p text:style-name="P1"><text:s/>[ 0.0067846 <text:s text:c="2"/>0.01128673 <text:s/>0.01608006 <text:s/>0.02311778 <text:s/>0.0187931 ]</text:p>
      <text:p text:style-name="P1"><text:s/>[ 0.02296657 <text:s/>0.02051046 <text:s/>0.02261344 <text:s/>0.0294587 <text:s text:c="2"/>0.02915621]</text:p>
      <text:p text:style-name="P1"><text:s/>[ 0.02919097 <text:s/>0.02400858 <text:s/>0.02320249 <text:s/>0.02997729 <text:s/>0.03089043]</text:p>
      <text:p text:style-name="P1"><text:s/>[ 0.01795687 <text:s/>0.01461662 <text:s/>0.01628462 <text:s/>0.02085545 <text:s/>0.0213758 ]]</text:p>
      <text:p text:style-name="P1"/>
      <text:p text:style-name="P1"/>
      <text:p text:style-name="P1">[[ -6.16477756e-03 <text:s/>-9.54762474e-03 <text:s/>-6.96638739e-03 <text:s/>-6.26141857e-03</text:p>
      <text:p text:style-name="P1"><text:s text:c="3"/>-4.30183299e-03]</text:p>
      <text:p text:style-name="P1"><text:s/>[ -6.42307615e-03 <text:s/>-1.16692297e-02 <text:s/>-8.25182255e-03 <text:s/>-5.97147038e-03</text:p>
      <text:p text:style-name="P1"><text:s text:c="3"/>-1.61995192e-03]</text:p>
      <text:p text:style-name="P1"><text:s/>[ -3.56452423e-03 <text:s/>-9.21073090e-03 <text:s/>-5.75988507e-03 <text:s/>-5.85171743e-04</text:p>
      <text:p text:style-name="P1"><text:s text:c="4"/>4.32417449e-03]</text:p>
      <text:p text:style-name="P1"><text:s/>[ -1.41803722e-03 <text:s/>-1.01635717e-02 <text:s/>-8.72317702e-03 <text:s/>-3.92516144e-03</text:p>
      <text:p text:style-name="P1"><text:s text:c="3"/>-7.94712512e-04]</text:p>
      <text:p text:style-name="P1"><text:s/>[ <text:s/>3.29423137e-03 <text:s/>-7.21000368e-03 <text:s/>-7.36882724e-03 <text:s/>-2.24258681e-03</text:p>
      <text:p text:style-name="P1"><text:s text:c="4"/>8.53676829e-05]] [[-0.01227481 -0.01780476 -0.01724669 -0.01804012 -0.01730525]</text:p>
      <text:p text:style-name="P1"><text:s/>[-0.01260182 -0.01998061 -0.01850058 -0.01790676 -0.0145414 ]</text:p>
      <text:p text:style-name="P1"><text:s/>[-0.00960055 -0.01770815 -0.01558521 -0.01160771 -0.00758139]</text:p>
      <text:p text:style-name="P1"><text:s/>[-0.00752597 -0.01811529 -0.01788814 -0.01345926 -0.01119887]</text:p>
      <text:p text:style-name="P1"><text:s/>[-0.00201309 -0.014233 <text:s text:c="2"/>-0.01520142 -0.00989202 -0.00750652]] [[-0.01425028 -0.02021048 -0.01862757 -0.01782617 -0.01469359]</text:p>
      <text:p text:style-name="P1"><text:s/>[-0.01494236 -0.02326083 -0.02100098 -0.01853251 -0.0125475 ]</text:p>
      <text:p text:style-name="P1"><text:s/>[-0.01196568 -0.02116305 -0.01866959 -0.01297978 -0.00605138]</text:p>
      <text:p text:style-name="P1"><text:s/>[-0.00963835 -0.02132426 -0.02052216 -0.01469291 -0.00947251]</text:p>
      <text:p text:style-name="P1"><text:s/>[-0.00317639 -0.0164711 <text:s/>-0.01705314 -0.01063406 -0.00576599]]</text:p>
      <text:p text:style-name="P1"/>
      <text:p text:style-name="P1"/>
      <text:p text:style-name="P1">[[-0.01962671 -0.02196065 -0.0219314 <text:s/>-0.0238717 <text:s/>-0.02780819]</text:p>
      <text:p text:style-name="P1"><text:s/>[-0.02023827 -0.02229777 -0.0224451 <text:s/>-0.0240189 <text:s/>-0.02724762]</text:p>
      <text:p text:style-name="P1"><text:s/>[-0.02142288 -0.02289302 -0.0235497 <text:s/>-0.02513111 -0.02768887]</text:p>
      <text:p text:style-name="P1"><text:s/>[-0.02091467 -0.02221793 -0.0224256 <text:s/>-0.02441302 -0.02714947]</text:p>
      <text:p text:style-name="P1"><text:s/>[-0.01988228 -0.02042583 -0.02078044 -0.02250747 -0.02478868]] [[ 0.00601186 <text:s/>0.00655995 <text:s/>0.00778631 <text:s/>0.00704583 <text:s/>0.00350448]</text:p>
      <text:p text:style-name="P1"><text:s/>[ 0.00656236 <text:s/>0.00754933 <text:s/>0.00876262 <text:s/>0.00818841 <text:s/>0.00489831]</text:p>
      <text:p text:style-name="P1"><text:s/>[ 0.00569082 <text:s/>0.00725329 <text:s/>0.00784527 <text:s/>0.00721645 <text:s/>0.00480219]</text:p>
      <text:p text:style-name="P1"><text:s/>[ 0.00539285 <text:s/>0.00697959 <text:s/>0.008133 <text:s text:c="3"/>0.00722893 <text:s/>0.00432112]</text:p>
      <text:p text:style-name="P1"><text:s/>[ 0.00534092 <text:s/>0.0075475 <text:s text:c="2"/>0.00849081 <text:s/>0.00786314 <text:s/>0.00548233]] [[ 0.01338724 <text:s/>0.01307331 <text:s/>0.01331042 <text:s/>0.01128751 <text:s/>0.00533586]</text:p>
      <text:p text:style-name="P1"><text:soft-page-break/><text:s/>[ 0.01397374 <text:s/>0.01401626 <text:s/>0.01408982 <text:s/>0.01245341 <text:s/>0.00696695]</text:p>
      <text:p text:style-name="P1"><text:s/>[ 0.01309163 <text:s/>0.01377704 <text:s/>0.01344483 <text:s/>0.01193669 <text:s/>0.00711329]</text:p>
      <text:p text:style-name="P1"><text:s/>[ 0.0124086 <text:s text:c="2"/>0.01325797 <text:s/>0.01318584 <text:s/>0.01123386 <text:s/>0.00656952]</text:p>
      <text:p text:style-name="P1"><text:s/>[ 0.01172634 <text:s/>0.01307021 <text:s/>0.01297087 <text:s/>0.01174102 <text:s/>0.00750798]]</text:p>
      <text:p text:style-name="P1"/>
      <text:p text:style-name="P1"/>
      <text:p text:style-name="P1">[[ 0.00537984 -0.00413364 -0.02239537 -0.02281267 -0.01357969]</text:p>
      <text:p text:style-name="P1"><text:s/>[ 0.01109669 <text:s/>0.00083298 -0.02109318 -0.02466959 -0.01738976]</text:p>
      <text:p text:style-name="P1"><text:s/>[ 0.02038689 <text:s/>0.01049826 -0.00950006 -0.01587189 -0.01360897]</text:p>
      <text:p text:style-name="P1"><text:s/>[ 0.03162028 <text:s/>0.02406454 <text:s/>0.01187583 <text:s/>0.00473151 <text:s/>0.00026265]</text:p>
      <text:p text:style-name="P1"><text:s/>[ 0.03293169 <text:s/>0.02863216 <text:s/>0.01968401 <text:s/>0.01498553 <text:s/>0.00870723]] [[-0.01102189 -0.01925375 -0.03679619 -0.03694379 -0.02763448]</text:p>
      <text:p text:style-name="P1"><text:s/>[-0.00421751 -0.01294009 -0.03419415 -0.03796989 -0.03133283]</text:p>
      <text:p text:style-name="P1"><text:s/>[ 0.00635156 -0.00253806 -0.02210718 -0.02908766 -0.02802446]</text:p>
      <text:p text:style-name="P1"><text:s/>[ 0.01885543 <text:s/>0.01129778 -0.00050023 -0.00778953 -0.01266049]</text:p>
      <text:p text:style-name="P1"><text:s/>[ 0.02098471 <text:s/>0.01690979 <text:s/>0.00809463 <text:s/>0.00297735 -0.00368765]] [[ 0.0130398 <text:s text:c="2"/>0.00364147 -0.01412833 -0.01411022 -0.00474574]</text:p>
      <text:p text:style-name="P1"><text:s/>[ 0.019443 <text:s text:c="3"/>0.00944858 -0.01233781 -0.01625364 -0.00959049]</text:p>
      <text:p text:style-name="P1"><text:s/>[ 0.02936608 <text:s/>0.01925805 -0.0010357 <text:s/>-0.0082462 <text:s/>-0.00742879]</text:p>
      <text:p text:style-name="P1"><text:s/>[ 0.0409542 <text:s text:c="2"/>0.03231289 <text:s/>0.0197861 <text:s text:c="2"/>0.01178885 <text:s/>0.00602894]</text:p>
      <text:p text:style-name="P1"><text:s/>[ 0.04123919 <text:s/>0.03559354 <text:s/>0.0261326 <text:s text:c="2"/>0.02046751 <text:s/>0.01342667]]</text:p>
      <text:p text:style-name="P1"/>
      <text:p text:style-name="P1"/>
      <text:p text:style-name="P1">[[-0.023525 <text:s text:c="2"/>-0.02401201 -0.02227212 -0.01745257 -0.0151627 ]</text:p>
      <text:p text:style-name="P1"><text:s/>[-0.02783198 -0.02785776 -0.02346787 -0.01529504 -0.01047171]</text:p>
      <text:p text:style-name="P1"><text:s/>[-0.02814326 -0.02601269 -0.02200469 -0.01335844 -0.00802881]</text:p>
      <text:p text:style-name="P1"><text:s/>[-0.02469048 -0.02752968 -0.02524072 -0.0195745 <text:s/>-0.01850042]</text:p>
      <text:p text:style-name="P1"><text:s/>[-0.01756259 -0.02324665 -0.0214163 <text:s/>-0.01669709 -0.0185047 ]] [[-0.02697244 -0.0275233 <text:s/>-0.02564203 -0.01792799 -0.01273842]</text:p>
      <text:p text:style-name="P1"><text:s/>[-0.03148374 -0.03299595 -0.02849804 -0.01737854 -0.00961175]</text:p>
      <text:p text:style-name="P1"><text:s/>[-0.03087073 -0.03048057 -0.02675701 -0.01480038 -0.00604483]</text:p>
      <text:p text:style-name="P1"><text:s/>[-0.02610401 -0.03044764 -0.02891544 -0.01970978 -0.01568329]</text:p>
      <text:p text:style-name="P1"><text:s/>[-0.0155317 <text:s/>-0.02293122 -0.02017037 -0.01348027 -0.01326215]] [[-0.00851603 -0.00783368 -0.00413429 <text:s/>0.00520401 <text:s/>0.00993794]</text:p>
      <text:p text:style-name="P1"><text:s/>[-0.01358457 -0.01400031 -0.00717242 <text:s/>0.00570119 <text:s/>0.0136378 ]</text:p>
      <text:p text:style-name="P1"><text:s/>[-0.01245243 -0.01204139 -0.00609955 <text:s/>0.0074425 <text:s text:c="2"/>0.01644643]</text:p>
      <text:p text:style-name="P1"><text:s/>[-0.00766047 -0.01270837 -0.00941133 <text:s/>0.00189007 <text:s/>0.00686091]</text:p>
      <text:p text:style-name="P1"><text:s/>[ 0.00366801 -0.00467321 -0.00102399 <text:s/>0.00834976 <text:s/>0.00937075]]</text:p>
      <text:p text:style-name="P1"/>
      <text:p text:style-name="P1"/>
      <text:p text:style-name="P1">[[ 0.02350312 <text:s/>0.0264699 <text:s text:c="2"/>0.03046385 <text:s/>0.03036438 <text:s/>0.03043067]</text:p>
      <text:p text:style-name="P1"><text:s/>[ 0.0279864 <text:s text:c="2"/>0.03162371 <text:s/>0.03476947 <text:s/>0.03492173 <text:s/>0.03204574]</text:p>
      <text:p text:style-name="P1"><text:s/>[ 0.00901684 <text:s/>0.01445631 <text:s/>0.01808396 <text:s/>0.01850519 <text:s/>0.01761819]</text:p>
      <text:p text:style-name="P1"><text:s/>[-0.0186799 <text:s/>-0.00997215 -0.00361526 -0.00065125 <text:s/>0.00192578]</text:p>
      <text:p text:style-name="P1"><text:s/>[-0.02875211 -0.02574141 -0.02101566 -0.01432309 -0.00535134]] [[ 0.01262523 <text:s/>0.01722374 <text:s/>0.02290415 <text:s/>0.0239138 <text:s text:c="2"/>0.02493877]</text:p>
      <text:p text:style-name="P1"><text:s/>[ 0.01718551 <text:s/>0.02219096 <text:s/>0.02661355 <text:s/>0.02808499 <text:s/>0.02583558]</text:p>
      <text:p text:style-name="P1"><text:s/>[-0.00028331 <text:s/>0.00641527 <text:s/>0.01138132 <text:s/>0.01214296 <text:s/>0.01129332]</text:p>
      <text:p text:style-name="P1"><text:s/>[-0.02778346 -0.0179551 <text:s/>-0.01138652 -0.00828808 -0.00540167]</text:p>
      <text:p text:style-name="P1"><text:s/>[-0.03771507 -0.03400486 -0.02843176 -0.02194925 -0.01266795]] [[-0.00074464 <text:s/>0.00326776 <text:s/>0.00887815 <text:s/>0.00997186 <text:s/>0.01011584]</text:p>
      <text:p text:style-name="P1"><text:s/>[ 0.00432911 <text:s/>0.00914342 <text:s/>0.01389353 <text:s/>0.01483264 <text:s/>0.01195594]</text:p>
      <text:p text:style-name="P1"><text:s/>[-0.01280617 -0.00641848 -0.00149248 -0.00072004 -0.00207808]</text:p>
      <text:p text:style-name="P1"><text:s/>[-0.03923354 -0.02971902 -0.02286411 -0.01994521 -0.01772369]</text:p>
      <text:p text:style-name="P1"><text:s/>[-0.04731704 -0.04385716 -0.03846367 -0.03203531 -0.02367183]]</text:p>
      <text:p text:style-name="P1"/>
      <text:p text:style-name="P1"/>
      <text:p text:style-name="P1">[[ -1.22055421e-02 <text:s/>-1.17449798e-02 <text:s/>-8.04662425e-03 <text:s/>-2.25864397e-03</text:p>
      <text:p text:style-name="P1"><text:s text:c="3"/>-3.13039956e-04]</text:p>
      <text:p text:style-name="P1"><text:soft-page-break/><text:s/>[ -1.14314677e-02 <text:s/>-1.07164346e-02 <text:s/>-5.65033685e-03 <text:s text:c="2"/>5.15024039e-05</text:p>
      <text:p text:style-name="P1"><text:s text:c="4"/>1.76470249e-03]</text:p>
      <text:p text:style-name="P1"><text:s/>[ -1.03642205e-02 <text:s/>-9.56358109e-03 <text:s/>-4.28047171e-03 <text:s text:c="2"/>3.12016724e-04</text:p>
      <text:p text:style-name="P1"><text:s text:c="4"/>1.22619944e-03]</text:p>
      <text:p text:style-name="P1"><text:s/>[ -9.74904001e-03 <text:s/>-7.29254214e-03 <text:s/>-3.26455291e-03 <text:s text:c="2"/>2.00459108e-04</text:p>
      <text:p text:style-name="P1"><text:s text:c="4"/>2.96215236e-04]</text:p>
      <text:p text:style-name="P1"><text:s/>[ -7.49645196e-03 <text:s/>-4.65646340e-03 <text:s/>-8.80658918e-04 <text:s text:c="2"/>1.78993319e-03</text:p>
      <text:p text:style-name="P1"><text:s text:c="4"/>1.50349713e-03]] [[-0.00366245 -0.00371733 <text:s/>0.00045032 <text:s/>0.00694358 <text:s/>0.00889026]</text:p>
      <text:p text:style-name="P1"><text:s/>[-0.00385892 -0.0029945 <text:s text:c="2"/>0.00290142 <text:s/>0.00921853 <text:s/>0.01097449]</text:p>
      <text:p text:style-name="P1"><text:s/>[-0.00309376 -0.00152647 <text:s/>0.00459733 <text:s/>0.00961189 <text:s/>0.01008205]</text:p>
      <text:p text:style-name="P1"><text:s/>[-0.00250098 <text:s/>0.00089452 <text:s/>0.00577651 <text:s/>0.00956211 <text:s/>0.00958821]</text:p>
      <text:p text:style-name="P1"><text:s/>[-0.00017787 <text:s/>0.00328318 <text:s/>0.00784967 <text:s/>0.01111011 <text:s/>0.01025564]] [[-0.01211954 -0.01198682 -0.00749344 -0.00104407 <text:s/>0.00122157]</text:p>
      <text:p text:style-name="P1"><text:s/>[-0.01234519 -0.01136499 -0.00534277 <text:s/>0.00136696 <text:s/>0.00347238]</text:p>
      <text:p text:style-name="P1"><text:s/>[-0.01161192 -0.01015797 -0.00397747 <text:s/>0.00179788 <text:s/>0.00261728]</text:p>
      <text:p text:style-name="P1"><text:s/>[-0.01056884 -0.00749737 -0.00237153 <text:s/>0.00224766 <text:s/>0.00233797]</text:p>
      <text:p text:style-name="P1"><text:s/>[-0.00759875 -0.00405424 <text:s/>0.00100438 <text:s/>0.00461733 <text:s/>0.00391743]]</text:p>
      <text:p text:style-name="P1"/>
      <text:p text:style-name="P1"/>
      <text:p text:style-name="P1">[[-0.01189938 -0.00514677 <text:s/>0.00215378 <text:s/>0.01209689 <text:s/>0.01032523]</text:p>
      <text:p text:style-name="P1"><text:s/>[ 0.00830323 <text:s/>0.00780259 <text:s/>0.00861631 <text:s/>0.0151378 <text:s text:c="2"/>0.01864053]</text:p>
      <text:p text:style-name="P1"><text:s/>[ 0.02147418 <text:s/>0.01402663 <text:s/>0.01250768 <text:s/>0.01837525 <text:s/>0.02311863]</text:p>
      <text:p text:style-name="P1"><text:s/>[ 0.01850834 <text:s/>0.01326785 <text:s/>0.0114705 <text:s text:c="2"/>0.01564692 <text:s/>0.02035306]</text:p>
      <text:p text:style-name="P1"><text:s/>[ 0.00842355 <text:s/>0.00666175 <text:s/>0.00912319 <text:s/>0.01344344 <text:s/>0.0139137 ]] [[-0.01234012 -0.00479452 <text:s/>0.00309661 <text:s/>0.01261091 <text:s/>0.01065408]</text:p>
      <text:p text:style-name="P1"><text:s/>[ 0.00704673 <text:s/>0.00728173 <text:s/>0.00843804 <text:s/>0.01544573 <text:s/>0.01878099]</text:p>
      <text:p text:style-name="P1"><text:s/>[ 0.01942607 <text:s/>0.01257347 <text:s/>0.01170202 <text:s/>0.01849441 <text:s/>0.02357294]</text:p>
      <text:p text:style-name="P1"><text:s/>[ 0.01516698 <text:s/>0.01070194 <text:s/>0.01023011 <text:s/>0.01542667 <text:s/>0.02080931]</text:p>
      <text:p text:style-name="P1"><text:s/>[ 0.00347452 <text:s/>0.00299998 <text:s/>0.00679198 <text:s/>0.01273055 <text:s/>0.01450585]] [[ -1.46025866e-02 <text:s/>-7.25522265e-03 <text:s text:c="2"/>6.08237497e-05 <text:s text:c="2"/>9.07151215e-03</text:p>
      <text:p text:style-name="P1"><text:s text:c="4"/>6.27274113e-03]</text:p>
      <text:p text:style-name="P1"><text:s/>[ <text:s/>5.59627218e-03 <text:s text:c="2"/>5.47014875e-03 <text:s text:c="2"/>6.17824961e-03 <text:s text:c="2"/>1.23462398e-02</text:p>
      <text:p text:style-name="P1"><text:s text:c="4"/>1.48336552e-02]</text:p>
      <text:p text:style-name="P1"><text:s/>[ <text:s/>1.86808482e-02 <text:s text:c="2"/>1.09555777e-02 <text:s text:c="2"/>9.85356141e-03 <text:s text:c="2"/>1.59475170e-02</text:p>
      <text:p text:style-name="P1"><text:s text:c="4"/>1.99762899e-02]</text:p>
      <text:p text:style-name="P1"><text:s/>[ <text:s/>1.50665930e-02 <text:s text:c="2"/>9.71647911e-03 <text:s text:c="2"/>8.64982978e-03 <text:s text:c="2"/>1.30119529e-02</text:p>
      <text:p text:style-name="P1"><text:s text:c="4"/>1.74345300e-02]</text:p>
      <text:p text:style-name="P1"><text:s/>[ <text:s/>2.08759471e-03 <text:s text:c="2"/>8.14074709e-04 <text:s text:c="2"/>4.04383009e-03 <text:s text:c="2"/>9.17558186e-03</text:p>
      <text:p text:style-name="P1"><text:s text:c="4"/>1.04429256e-02]]</text:p>
      <text:p text:style-name="P1"/>
      <text:p text:style-name="P1"/>
      <text:p text:style-name="P1">[[-0.01509072 -0.01456643 -0.01170969 -0.00773178 -0.00429543]</text:p>
      <text:p text:style-name="P1"><text:s/>[-0.02057875 -0.01924202 -0.01497482 -0.00966164 -0.00280312]</text:p>
      <text:p text:style-name="P1"><text:s/>[-0.02207842 -0.01976468 -0.01547096 -0.00788259 -0.00047765]</text:p>
      <text:p text:style-name="P1"><text:s/>[-0.01828336 -0.01929187 -0.01596169 -0.0092924 <text:s/>-0.00607904]</text:p>
      <text:p text:style-name="P1"><text:s/>[-0.01502302 -0.01889197 -0.01595442 -0.01034378 -0.0105885 ]] [[ -5.66730741e-03 <text:s/>-7.67040998e-03 <text:s/>-6.96956133e-03 <text:s/>-3.36341304e-03</text:p>
      <text:p text:style-name="P1"><text:s text:c="3"/>-7.41787808e-05]</text:p>
      <text:p text:style-name="P1"><text:s/>[ -1.25021813e-02 <text:s/>-1.37611376e-02 <text:s/>-1.13545842e-02 <text:s/>-6.60932623e-03</text:p>
      <text:p text:style-name="P1"><text:s text:c="4"/>6.98575386e-05]</text:p>
      <text:p text:style-name="P1"><text:s/>[ -1.48245292e-02 <text:s/>-1.51371332e-02 <text:s/>-1.24031464e-02 <text:s/>-4.61925287e-03</text:p>
      <text:p text:style-name="P1"><text:s text:c="4"/>2.40148092e-03]</text:p>
      <text:p text:style-name="P1"><text:s/>[ -1.23216547e-02 <text:s/>-1.58662926e-02 <text:s/>-1.39065953e-02 <text:s/>-6.67401263e-03</text:p>
      <text:p text:style-name="P1"><text:s text:c="3"/>-3.37561988e-03]</text:p>
      <text:p text:style-name="P1"><text:s/>[ -8.73468071e-03 <text:s/>-1.52820572e-02 <text:s/>-1.26850987e-02 <text:s/>-6.64110109e-03</text:p>
      <text:p text:style-name="P1"><text:s text:c="3"/>-6.59601297e-03]] [[-0.0105809 <text:s/>-0.01175971 -0.0093531 <text:s/>-0.00451337 -0.00022033]</text:p>
      <text:p text:style-name="P1"><text:s/>[-0.01799786 -0.01843914 -0.01435937 -0.00803456 -0.00029238]</text:p>
      <text:p text:style-name="P1"><text:s/>[-0.02069297 -0.02099369 -0.01638342 -0.00686482 <text:s/>0.00150524]</text:p>
      <text:p text:style-name="P1"><text:s/>[-0.01729313 -0.02160623 -0.01777826 -0.00871693 -0.00376897]</text:p>
      <text:p text:style-name="P1"><text:soft-page-break/><text:s/>[-0.01271775 -0.02002014 -0.01623785 -0.00841429 -0.00705273]]</text:p>
      <text:p text:style-name="P1"/>
      <text:p text:style-name="P1"/>
      <text:p text:style-name="P1">[[-0.01572134 -0.01417533 -0.01411303 -0.01044721 -0.00436901]</text:p>
      <text:p text:style-name="P1"><text:s/>[-0.0181096 <text:s/>-0.01519907 -0.01340763 -0.00693408 -0.00088181]</text:p>
      <text:p text:style-name="P1"><text:s/>[-0.01845473 -0.01561596 -0.01253164 -0.00439955 <text:s/>0.00218059]</text:p>
      <text:p text:style-name="P1"><text:s/>[-0.01973008 -0.01824745 -0.01457077 -0.00827121 -0.00293381]</text:p>
      <text:p text:style-name="P1"><text:s/>[-0.0182907 <text:s/>-0.01488395 -0.00924785 -0.00613058 -0.00683452]] [[-0.00631561 -0.0048198 <text:s/>-0.00442856 <text:s/>0.00061844 <text:s/>0.00802833]</text:p>
      <text:p text:style-name="P1"><text:s/>[-0.00991098 -0.00691799 -0.00393216 <text:s/>0.00351728 <text:s/>0.01106337]</text:p>
      <text:p text:style-name="P1"><text:s/>[-0.0108391 <text:s/>-0.00780748 -0.00363719 <text:s/>0.00598376 <text:s/>0.01355482]</text:p>
      <text:p text:style-name="P1"><text:s/>[-0.01207728 -0.01058621 -0.00579587 <text:s/>0.00211165 <text:s/>0.00841855]</text:p>
      <text:p text:style-name="P1"><text:s/>[-0.00954174 -0.00668102 <text:s/>0.00016885 <text:s/>0.00466125 <text:s/>0.00506087]] [[-0.01919931 -0.0169322 <text:s/>-0.01489225 -0.00846532 -0.00053147]</text:p>
      <text:p text:style-name="P1"><text:s/>[-0.022941 <text:s text:c="2"/>-0.01917472 -0.01474253 -0.00579102 <text:s/>0.00207538]</text:p>
      <text:p text:style-name="P1"><text:s/>[-0.02414464 -0.02048785 -0.01459135 -0.00364596 <text:s/>0.00458001]</text:p>
      <text:p text:style-name="P1"><text:s/>[-0.02488985 -0.02298937 -0.01642828 -0.00726169 -0.00021238]</text:p>
      <text:p text:style-name="P1"><text:s/>[-0.02118006 -0.01795312 -0.00966649 -0.00352885 -0.0026692 ]]</text:p>
      <text:p text:style-name="P1"/>
      <text:p text:style-name="P1"/>
      <text:p text:style-name="P1">[[ 0.02627456 <text:s/>0.02602021 <text:s/>0.03192667 <text:s/>0.03341899 <text:s/>0.03546128]</text:p>
      <text:p text:style-name="P1"><text:s/>[ 0.02244997 <text:s/>0.02296674 <text:s/>0.02670703 <text:s/>0.02974425 <text:s/>0.03098045]</text:p>
      <text:p text:style-name="P1"><text:s/>[ 0.00218075 <text:s/>0.00673364 <text:s/>0.01133072 <text:s/>0.01310143 <text:s/>0.01459359]</text:p>
      <text:p text:style-name="P1"><text:s/>[-0.01968342 -0.00985648 -0.00496366 -0.00061268 <text:s/>0.00223291]</text:p>
      <text:p text:style-name="P1"><text:s/>[-0.02698343 -0.02236704 -0.01898873 -0.01263849 -0.00455613]] [[ 0.01763691 <text:s/>0.01836294 <text:s/>0.02438749 <text:s/>0.02667465 <text:s/>0.02893846]</text:p>
      <text:p text:style-name="P1"><text:s/>[ 0.0140048 <text:s text:c="2"/>0.01528994 <text:s/>0.01944195 <text:s/>0.02320843 <text:s/>0.02413797]</text:p>
      <text:p text:style-name="P1"><text:s/>[-0.00491825 <text:s/>0.00028724 <text:s/>0.00511833 <text:s/>0.00692201 <text:s/>0.00772197]</text:p>
      <text:p text:style-name="P1"><text:s/>[-0.02599562 -0.01580146 -0.01116013 -0.00738801 -0.00474493]</text:p>
      <text:p text:style-name="P1"><text:s/>[-0.03339475 -0.02869065 -0.02531379 -0.01956245 -0.01199554]] [[ 0.00615171 <text:s/>0.00636661 <text:s/>0.01278638 <text:s/>0.01525999 <text:s/>0.01725205]</text:p>
      <text:p text:style-name="P1"><text:s/>[ 0.00316357 <text:s/>0.00419498 <text:s/>0.00871392 <text:s/>0.01232597 <text:s/>0.01311226]</text:p>
      <text:p text:style-name="P1"><text:s/>[-0.01596653 -0.01091663 -0.00548066 -0.00351309 -0.00312562]</text:p>
      <text:p text:style-name="P1"><text:s/>[-0.03602346 -0.02610935 -0.02071813 -0.01684739 -0.01447836]</text:p>
      <text:p text:style-name="P1"><text:s/>[-0.0424169 <text:s/>-0.03773013 -0.03419209 -0.0280278 <text:s/>-0.02064127]]</text:p>
      <text:p text:style-name="P1"/>
      <text:p text:style-name="P1"/>
      <text:p text:style-name="P1">[[ 0.02858442 <text:s/>0.01023386 -0.01439713 -0.02479348 -0.02418258]</text:p>
      <text:p text:style-name="P1"><text:s/>[ 0.02937558 <text:s/>0.012972 <text:s text:c="2"/>-0.01280472 -0.02188025 -0.02396094]</text:p>
      <text:p text:style-name="P1"><text:s/>[ 0.02447615 <text:s/>0.01256827 -0.00814598 -0.01880112 -0.02431451]</text:p>
      <text:p text:style-name="P1"><text:s/>[ 0.03265503 <text:s/>0.02528258 <text:s/>0.00862648 -0.00418674 -0.01875029]</text:p>
      <text:p text:style-name="P1"><text:s/>[ 0.03144891 <text:s/>0.03265692 <text:s/>0.0190531 <text:s text:c="2"/>0.00200605 -0.01419481]] [[ 0.02964625 <text:s/>0.00881128 -0.01723363 -0.02921562 -0.03028042]</text:p>
      <text:p text:style-name="P1"><text:s/>[ 0.02994964 <text:s/>0.01169287 -0.01615159 -0.02654838 -0.0308724 ]</text:p>
      <text:p text:style-name="P1"><text:s/>[ 0.02512528 <text:s/>0.01099224 -0.01130275 -0.02340195 -0.03078493]</text:p>
      <text:p text:style-name="P1"><text:s/>[ 0.03355843 <text:s/>0.02435741 <text:s/>0.0062457 <text:s/>-0.00810638 -0.02493084]</text:p>
      <text:p text:style-name="P1"><text:s/>[ 0.03280328 <text:s/>0.03274083 <text:s/>0.0178793 <text:s/>-0.00114934 -0.01961514]] [[ 0.02979825 <text:s/>0.0077898 <text:s/>-0.01972616 -0.03209049 -0.0322969 ]</text:p>
      <text:p text:style-name="P1"><text:s/>[ 0.02915512 <text:s/>0.00978427 -0.01881307 -0.03006427 -0.03374754]</text:p>
      <text:p text:style-name="P1"><text:s/>[ 0.02459756 <text:s/>0.00903133 -0.0142378 <text:s/>-0.02712639 -0.03446347]</text:p>
      <text:p text:style-name="P1"><text:s/>[ 0.03288822 <text:s/>0.02263297 <text:s/>0.00309872 -0.01197335 -0.02865754]</text:p>
      <text:p text:style-name="P1"><text:s/>[ 0.03236778 <text:s/>0.03066995 <text:s/>0.01472121 -0.00479875 -0.02314749]]</text:p>
      <text:p text:style-name="P1"/>
      <text:p text:style-name="P1"/>
      <text:p text:style-name="P1">[[ 0.0085277 <text:s/>-0.00368319 -0.0113291 <text:s/>-0.00699325 -0.00500168]</text:p>
      <text:p text:style-name="P1"><text:s/>[ 0.01274119 <text:s/>0.00077432 -0.0072937 <text:s/>-0.00516725 -0.00547495]</text:p>
      <text:p text:style-name="P1"><text:s/>[ 0.01874833 <text:s/>0.01101652 <text:s/>0.00197929 <text:s/>0.00303849 <text:s/>0.00017791]</text:p>
      <text:p text:style-name="P1"><text:s/>[ 0.02124161 <text:s/>0.01683017 <text:s/>0.00641842 <text:s/>0.00473632 -0.0013205 ]</text:p>
      <text:p text:style-name="P1"><text:s/>[ 0.01617168 <text:s/>0.01258453 <text:s/>0.00252278 -0.00094584 -0.00632501]] [[-0.002466 <text:s text:c="2"/><text:soft-page-break/>-0.0150013 <text:s/>-0.02235547 -0.01778441 -0.01703783]</text:p>
      <text:p text:style-name="P1"><text:s/>[ 0.00226282 -0.00956942 -0.01750137 -0.01498004 -0.01661873]</text:p>
      <text:p text:style-name="P1"><text:s/>[ 0.0089445 <text:s text:c="2"/>0.00105321 -0.00757908 -0.00627858 -0.00974644]</text:p>
      <text:p text:style-name="P1"><text:s/>[ 0.01205023 <text:s/>0.00753226 -0.00291699 -0.00421488 -0.01030371]</text:p>
      <text:p text:style-name="P1"><text:s/>[ 0.00778522 <text:s/>0.00378644 -0.00623004 -0.00931093 -0.01447048]] [[-0.00073924 -0.01436983 -0.02258147 -0.01832385 -0.01726074]</text:p>
      <text:p text:style-name="P1"><text:s/>[ 0.00349368 -0.00944646 -0.01827778 -0.01622184 -0.01763385]</text:p>
      <text:p text:style-name="P1"><text:s/>[ 0.00972303 <text:s/>0.00052462 -0.00870631 -0.00761289 -0.01149429]</text:p>
      <text:p text:style-name="P1"><text:s/>[ 0.01262147 <text:s/>0.00672985 -0.00451783 -0.00605387 -0.01246406]</text:p>
      <text:p text:style-name="P1"><text:s/>[ 0.00844491 <text:s/>0.00291514 -0.00788346 -0.01124998 -0.01660183]]</text:p>
      <text:p text:style-name="P1"/>
      <text:p text:style-name="P1"/>
      <text:p text:style-name="P1">[[-0.01353924 -0.02592788 -0.02963717 -0.01150458 <text:s/>0.00191009]</text:p>
      <text:p text:style-name="P1"><text:s/>[-0.02354691 -0.03168012 -0.03151466 -0.01018291 <text:s/>0.00156201]</text:p>
      <text:p text:style-name="P1"><text:s/>[-0.01941013 -0.01399739 -0.00554253 <text:s/>0.00684027 <text:s/>0.01158748]</text:p>
      <text:p text:style-name="P1"><text:s/>[-0.00312201 <text:s/>0.01356638 <text:s/>0.02842102 <text:s/>0.03258219 <text:s/>0.03167136]</text:p>
      <text:p text:style-name="P1"><text:s/>[ 0.0088275 <text:s text:c="2"/>0.03065535 <text:s/>0.04619277 <text:s/>0.04678527 <text:s/>0.04108384]] [[-0.01404795 -0.02989635 -0.03363457 -0.01492405 <text:s/>0.00138306]</text:p>
      <text:p text:style-name="P1"><text:s/>[-0.02450956 -0.03522766 -0.03389513 -0.00991316 <text:s/>0.00474605]</text:p>
      <text:p text:style-name="P1"><text:s/>[-0.019734 <text:s text:c="2"/>-0.01602321 -0.0049416 <text:s text:c="2"/>0.01055736 <text:s/>0.01820433]</text:p>
      <text:p text:style-name="P1"><text:s/>[-0.00155742 <text:s/>0.01468855 <text:s/>0.03361353 <text:s/>0.0406187 <text:s text:c="2"/>0.04188932]</text:p>
      <text:p text:style-name="P1"><text:s/>[ 0.01215626 <text:s/>0.03508284 <text:s/>0.05332441 <text:s/>0.05632644 <text:s/>0.05171288]] [[-0.03820988 -0.05386241 -0.05469476 -0.03370667 -0.01548662]</text:p>
      <text:p text:style-name="P1"><text:s/>[-0.04786455 -0.05829824 -0.0540434 <text:s/>-0.02844863 -0.01155986]</text:p>
      <text:p text:style-name="P1"><text:s/>[-0.04090032 -0.03624116 -0.02310562 -0.00654864 <text:s/>0.00287179]</text:p>
      <text:p text:style-name="P1"><text:s/>[-0.02195692 -0.00463004 <text:s/>0.01610707 <text:s/>0.02396179 <text:s/>0.02662243]</text:p>
      <text:p text:style-name="P1"><text:s/>[-0.00671999 <text:s/>0.01762402 <text:s/>0.03824275 <text:s/>0.0418917 <text:s text:c="2"/>0.03804114]]</text:p>
      <text:p text:style-name="P1"/>
      <text:p text:style-name="P1"/>
      <text:p text:style-name="P1">[[ 0.00277012 <text:s/>0.00592293 <text:s/>0.00576453 <text:s/>0.00190193 -0.00281832]</text:p>
      <text:p text:style-name="P1"><text:s/>[ 0.00791089 <text:s/>0.00867298 <text:s/>0.0063429 <text:s text:c="2"/>0.00096907 -0.00427167]</text:p>
      <text:p text:style-name="P1"><text:s/>[ 0.0126149 <text:s text:c="2"/>0.01138554 <text:s/>0.00936977 <text:s/>0.00499343 <text:s/>0.00136508]</text:p>
      <text:p text:style-name="P1"><text:s/>[ 0.01214326 <text:s/>0.01006355 <text:s/>0.00820987 <text:s/>0.0054803 <text:s text:c="2"/>0.00336931]</text:p>
      <text:p text:style-name="P1"><text:s/>[ 0.00751939 <text:s/>0.00617332 <text:s/>0.00495176 <text:s/>0.00179078 -0.00133988]] [[ 0.00481301 <text:s/>0.00733573 <text:s/>0.00636872 <text:s/>0.00241577 -0.00311855]</text:p>
      <text:p text:style-name="P1"><text:s/>[ 0.00976261 <text:s/>0.00988873 <text:s/>0.00663537 <text:s/>0.00109136 -0.00467735]</text:p>
      <text:p text:style-name="P1"><text:s/>[ 0.01396431 <text:s/>0.01224949 <text:s/>0.00968464 <text:s/>0.0052018 <text:s text:c="2"/>0.00081207]</text:p>
      <text:p text:style-name="P1"><text:s/>[ 0.01291773 <text:s/>0.01060725 <text:s/>0.00818093 <text:s/>0.00532207 <text:s/>0.00302302]</text:p>
      <text:p text:style-name="P1"><text:s/>[ 0.00704902 <text:s/>0.00575853 <text:s/>0.00430411 <text:s/>0.00140248 -0.00149499]] [[ 0.00491077 <text:s/>0.00734965 <text:s/>0.00591627 <text:s/>0.00197754 -0.00340095]</text:p>
      <text:p text:style-name="P1"><text:s/>[ 0.00984066 <text:s/>0.0096746 <text:s text:c="2"/>0.00604986 <text:s/>0.00076626 -0.00474199]</text:p>
      <text:p text:style-name="P1"><text:s/>[ 0.01413489 <text:s/>0.0121573 <text:s text:c="2"/>0.00925188 <text:s/>0.00517323 <text:s/>0.00125235]</text:p>
      <text:p text:style-name="P1"><text:s/>[ 0.01286005 <text:s/>0.01043134 <text:s/>0.00780025 <text:s/>0.0051701 <text:s text:c="2"/>0.00322281]</text:p>
      <text:p text:style-name="P1"><text:s/>[ 0.00594282 <text:s/>0.00462182 <text:s/>0.00292816 <text:s/>0.00047577 -0.00203344]]</text:p>
      <text:p text:style-name="P1"/>
      <text:p text:style-name="P1"/>
      <text:p text:style-name="P1">[[-0.00487194 -0.0040578 <text:s/>-0.00427585 -0.00018212 <text:s/>0.00239088]</text:p>
      <text:p text:style-name="P1"><text:s/>[-0.00415416 -0.00388645 -0.00262351 <text:s/>0.00107279 <text:s/>0.00428793]</text:p>
      <text:p text:style-name="P1"><text:s/>[-0.0031739 <text:s/>-0.00099839 -0.00112425 <text:s/>0.00150354 <text:s/>0.00246111]</text:p>
      <text:p text:style-name="P1"><text:s/>[-0.00287362 -0.00160788 -0.00068283 -0.00053443 -0.00165885]</text:p>
      <text:p text:style-name="P1"><text:s/>[-0.00082063 <text:s/>0.00063991 <text:s/>0.00296911 <text:s/>0.00338835 <text:s/>0.00034076]] [[ -9.69672389e-03 <text:s/>-9.19493567e-03 <text:s/>-1.00963237e-02 <text:s/>-5.53634204e-03</text:p>
      <text:p text:style-name="P1"><text:s text:c="3"/>-2.60867225e-03]</text:p>
      <text:p text:style-name="P1"><text:s/>[ -8.98242276e-03 <text:s/>-8.87142215e-03 <text:s/>-8.02429207e-03 <text:s/>-4.03984869e-03</text:p>
      <text:p text:style-name="P1"><text:s text:c="3"/>-5.80489635e-04]</text:p>
      <text:p text:style-name="P1"><text:s/>[ -8.19560699e-03 <text:s/>-6.30380772e-03 <text:s/>-6.25183806e-03 <text:s/>-3.21733416e-03</text:p>
      <text:p text:style-name="P1"><text:s text:c="3"/>-1.52370532e-03]</text:p>
      <text:p text:style-name="P1"><text:s/>[ -8.14761873e-03 <text:s/>-6.57189544e-03 <text:s/>-5.21928398e-03 <text:s/>-3.71295167e-03</text:p>
      <text:p text:style-name="P1"><text:s text:c="3"/>-4.27406374e-03]</text:p>
      <text:p text:style-name="P1"><text:soft-page-break/><text:s/>[ -5.33668604e-03 <text:s/>-3.22241872e-03 <text:s/>-2.37713884e-05 <text:s text:c="2"/>1.73938693e-03</text:p>
      <text:p text:style-name="P1"><text:s text:c="3"/>-1.05583819e-03]] [[-0.0116287 <text:s/>-0.01108273 -0.01106555 -0.00594504 -0.00181334]</text:p>
      <text:p text:style-name="P1"><text:s/>[-0.01117978 -0.01094939 -0.00903702 -0.00412657 <text:s/>0.00036404]</text:p>
      <text:p text:style-name="P1"><text:s/>[-0.00997295 -0.00808634 -0.00696705 -0.00308079 -0.00035494]</text:p>
      <text:p text:style-name="P1"><text:s/>[-0.00953087 -0.00777171 -0.0057313 <text:s/>-0.00364745 -0.00303369]</text:p>
      <text:p text:style-name="P1"><text:s/>[-0.00611836 -0.00414403 -0.00043422 <text:s/>0.00208954 <text:s/>0.00073618]]</text:p>
      <text:p text:style-name="P1"/>
      <text:p text:style-name="P1"/>
      <text:p text:style-name="P1">[[-0.00493727 -0.00798459 -0.00901758 -0.00358052 -0.00090246]</text:p>
      <text:p text:style-name="P1"><text:s/>[ 0.00024267 -0.00128066 -0.00300744 <text:s/>0.00075718 <text:s/>0.00270369]</text:p>
      <text:p text:style-name="P1"><text:s/>[ 0.00734537 <text:s/>0.00516244 <text:s/>0.00194278 <text:s/>0.00233293 <text:s/>0.00471739]</text:p>
      <text:p text:style-name="P1"><text:s/>[ 0.01211544 <text:s/>0.0118226 <text:s text:c="2"/>0.0072877 <text:s text:c="2"/>0.00602825 <text:s/>0.00638524]</text:p>
      <text:p text:style-name="P1"><text:s/>[ 0.00667564 <text:s/>0.00772287 <text:s/>0.00556367 <text:s/>0.00328985 <text:s/>0.00321949]] [[ -1.25511363e-02 <text:s/>-1.46812825e-02 <text:s/>-1.49576189e-02 <text:s/>-9.04979650e-03</text:p>
      <text:p text:style-name="P1"><text:s text:c="3"/>-3.78944259e-03]</text:p>
      <text:p text:style-name="P1"><text:s/>[ -7.19645806e-03 <text:s/>-8.21774174e-03 <text:s/>-8.60459358e-03 <text:s/>-3.64283146e-03</text:p>
      <text:p text:style-name="P1"><text:s text:c="4"/>4.60551120e-04]</text:p>
      <text:p text:style-name="P1"><text:s/>[ -1.56350852e-05 <text:s/>-1.32722419e-03 <text:s/>-3.30919633e-03 <text:s/>-1.81545620e-03</text:p>
      <text:p text:style-name="P1"><text:s text:c="4"/>2.91730836e-03]</text:p>
      <text:p text:style-name="P1"><text:s/>[ <text:s/>4.94646281e-03 <text:s text:c="2"/>5.28740976e-03 <text:s text:c="2"/>2.05318304e-03 <text:s text:c="2"/>2.02576839e-03</text:p>
      <text:p text:style-name="P1"><text:s text:c="4"/>4.73001413e-03]</text:p>
      <text:p text:style-name="P1"><text:s/>[ <text:s/>1.45748214e-04 <text:s text:c="2"/>1.75026176e-03 <text:s text:c="2"/>5.23625815e-04 <text:s/>-4.08158230e-04</text:p>
      <text:p text:style-name="P1"><text:s text:c="4"/>1.68694195e-03]] [[-0.00398422 -0.00653283 -0.0073195 <text:s/>-0.00170154 <text:s/>0.00298108]</text:p>
      <text:p text:style-name="P1"><text:s/>[ 0.00119435 -0.00020365 -0.00110451 <text:s/>0.00326758 <text:s/>0.00707949]</text:p>
      <text:p text:style-name="P1"><text:s/>[ 0.00823384 <text:s/>0.00655891 <text:s/>0.00409723 <text:s/>0.00505602 <text:s/>0.00930806]</text:p>
      <text:p text:style-name="P1"><text:s/>[ 0.01261525 <text:s/>0.01282956 <text:s/>0.00911041 <text:s/>0.00844803 <text:s/>0.01105248]</text:p>
      <text:p text:style-name="P1"><text:s/>[ 0.00646437 <text:s/>0.00795736 <text:s/>0.00646975 <text:s/>0.00501881 <text:s/>0.00672291]]</text:p>
      <text:p text:style-name="P1"/>
      <text:p text:style-name="P1"/>
      <text:p text:style-name="P1">[[-0.01834141 -0.01754453 -0.01576702 -0.0125664 <text:s/>-0.01196095]</text:p>
      <text:p text:style-name="P1"><text:s/>[-0.01696939 -0.01599231 -0.01430613 -0.01036961 -0.00839382]</text:p>
      <text:p text:style-name="P1"><text:s/>[-0.01489873 -0.01416237 -0.01305016 -0.01066014 -0.00889738]</text:p>
      <text:p text:style-name="P1"><text:s/>[-0.0123505 <text:s/>-0.01482732 -0.01608857 -0.01473242 -0.0146183 ]</text:p>
      <text:p text:style-name="P1"><text:s/>[-0.00865931 -0.01302584 -0.01304131 -0.01031248 -0.00956913]] [[-0.0210179 <text:s/>-0.02050263 -0.01828516 -0.01312715 -0.01120392]</text:p>
      <text:p text:style-name="P1"><text:s/>[-0.01944298 -0.01890362 -0.01685843 -0.01108101 -0.00692496]</text:p>
      <text:p text:style-name="P1"><text:s/>[-0.0153107 <text:s/>-0.01470429 -0.01391072 -0.00976807 -0.00615869]</text:p>
      <text:p text:style-name="P1"><text:s/>[-0.01102718 -0.01381134 -0.01452067 -0.01116006 -0.00937052]</text:p>
      <text:p text:style-name="P1"><text:s/>[-0.00533124 -0.01013082 -0.00892316 -0.00487277 -0.00197412]] [[-0.00302025 -0.00190978 <text:s/>0.00118662 <text:s/>0.00723536 <text:s/>0.00893709]</text:p>
      <text:p text:style-name="P1"><text:s/>[-0.0018348 <text:s/>-0.00107034 <text:s/>0.00224489 <text:s/>0.00890185 <text:s/>0.01280487]</text:p>
      <text:p text:style-name="P1"><text:s/>[ 0.0018453 <text:s text:c="2"/>0.00230743 <text:s/>0.00393857 <text:s/>0.00909957 <text:s/>0.0128203 ]</text:p>
      <text:p text:style-name="P1"><text:s/>[ 0.00556182 <text:s/>0.00236845 <text:s/>0.00227759 <text:s/>0.00626402 <text:s/>0.00840823]</text:p>
      <text:p text:style-name="P1"><text:s/>[ 0.00995017 <text:s/>0.00484862 <text:s/>0.00653997 <text:s/>0.01129971 <text:s/>0.01380724]]</text:p>
      <text:p text:style-name="P1"/>
      <text:p text:style-name="P1"/>
      <text:p text:style-name="P1">[[-0.01109307 -0.01448148 -0.01461107 -0.01580989 -0.01628991]</text:p>
      <text:p text:style-name="P1"><text:s/>[-0.01113518 -0.01377924 -0.01429678 -0.01612488 -0.01741865]</text:p>
      <text:p text:style-name="P1"><text:s/>[-0.0116201 <text:s/>-0.01417935 -0.01502219 -0.01721801 -0.01863495]</text:p>
      <text:p text:style-name="P1"><text:s/>[-0.01059277 -0.01316409 -0.01506223 -0.01709032 -0.0186023 ]</text:p>
      <text:p text:style-name="P1"><text:s/>[-0.00927768 -0.01193324 -0.01417567 -0.01686361 -0.01840032]] [[ 0.00029955 -0.0018268 <text:s/>-0.00197354 -0.00238182 -0.00266455]</text:p>
      <text:p text:style-name="P1"><text:s/>[-0.00073495 -0.00256982 -0.00242195 -0.00300889 -0.00418526]</text:p>
      <text:p text:style-name="P1"><text:s/>[-0.0013539 <text:s/>-0.00334938 -0.00324185 -0.00418868 -0.00520981]</text:p>
      <text:p text:style-name="P1"><text:s/>[-0.00085009 -0.00256378 -0.0036846 <text:s/>-0.00451663 -0.00574007]</text:p>
      <text:p text:style-name="P1"><text:s/>[ 0.00069007 -0.00137609 -0.002922 <text:s text:c="2"/>-0.00428218 -0.00536787]] [[ 0.01695469 <text:s/>0.0141245 <text:s text:c="2"/>0.01303861 <text:s/>0.01158649 <text:s/>0.00919463]</text:p>
      <text:p text:style-name="P1"><text:s/>[ 0.01600298 <text:s/>0.01352213 <text:s/>0.01294633 <text:s/>0.01145253 <text:s/>0.00734392]</text:p>
      <text:p text:style-name="P1"><text:s/>[ 0.01500545 <text:s/>0.01278307 <text:s/>0.01180162 <text:s/>0.01002327 <text:s/>0.00607463]</text:p>
      <text:p text:style-name="P1"><text:soft-page-break/><text:s/>[ 0.01523969 <text:s/>0.01329855 <text:s/>0.01127515 <text:s/>0.00928875 <text:s/>0.0054282 ]</text:p>
      <text:p text:style-name="P1"><text:s/>[ 0.01567228 <text:s/>0.01333766 <text:s/>0.01117613 <text:s/>0.00857232 <text:s/>0.00499852]]</text:p>
      <text:p text:style-name="P1"/>
      <text:p text:style-name="P1"/>
      <text:p text:style-name="P1">0.00145253 0.000356398 -9.56561e-06 0.00021695 -0.000245088 0.00119678 0.00012337 -6.61526e-05 0.00013842 0.00091855 0.000225941 0.000286162 9.10713e-05 0.000567531 -0.000370084 0.000499876 0.00100982 -0.000422486 0.00087456 -0.000220242 6.75035e-05 -0.000614309 -0.000105924 0.000551048 0.000736932 1.35142e-05 0.000789775 -1.72524e-05 -0.000120441 0.000418703 -0.000277298 0.0005189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1T16:23:31.555722560</dc:date>
    <meta:editing-duration>PT1M1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1" meta:paragraph-count="477" meta:word-count="2752" meta:character-count="31865" meta:non-whitespace-character-count="27728"/>
  </office:meta>
</office:document-meta>
</file>